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per 58%"/>
    </style:style>
    <style:style style:name="T6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King Alfonso, Antiochu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 lecture/</text:p>
      <text:p text:style-name="P2">No 11/</text:p>
      <text:p text:style-name="P2"/>
      <text:p text:style-name="P3">[Page 1]</text:p>
      <text:p text:style-name="P3">All may have been a <text:span text:style-name="T2">high</text:span><text:span text:style-name="T4"> hippodrome, but to judge/ from</text:span><text:span text:style-name="T5">2</text:span><text:span text:style-name="T6"> that which we understand now by it of</text:span><text:span text:style-name="T5">1</text:span><text:span text:style-name="T6"> what/ it was with the ancient Greeks would be to fall into an error./ <text:s/>A hippodrome among the would-be polished </text:span><text:span text:style-name="T3">plo</text:span><text:span text:style-name="T6"> polytheists/ of </text:span><text:span text:style-name="T3">old</text:span><text:span text:style-name="T6"> Hellas meant more than the name denotes. <text:s/>Horse ra-/-cing was alternated with entertainments which entered/ to the savage taste of the general public. <text:s/>In Judea,/ so long as the laws of Israel were respected, a hippodrome/ and kindred places of amusement would not have/ been tolerated. <text:s/>Societies to prevent cruelty to animals/ and to children, or to guard the young against demora-/-lization were not needed. <text:s/>Only when to ape Grecian-/-ism became the fashion, and our rulers aimed to ingra-/-tiate themselves with foreign potentates, objectionable/ sights were introduced into the Holy Land. <text:s/>Our Sages/ loudly condemned such diversions, but too often with/ no effect, for who can stem the current of popular/ </text:span><text:span text:style-name="T3">perversion</text:span><text:span text:style-name="T6"> wrong, when set in by those </text:span><text:span text:style-name="T3">in</text:span><text:span text:style-name="T6"> who weild[sic!] power?/ <text:s/></text:span></text:p>
      <text:p text:style-name="P3"><text:span text:style-name="T6"><text:tab/></text:span><text:span text:style-name="T3">It happened</text:span><text:span text:style-name="T6"> Not long ago it happened that </text:span><text:span text:style-name="T3">King Alfonso of the Spaniards</text:span><text:span text:style-name="T6"> Spain/ </text:span><text:span text:style-name="T3">Spain</text:span><text:span text:style-name="T6"> wished to celebrate magnificently </text:span><text:span text:style-name="T3">his</text:span><text:span text:style-name="T6"> the second/</text:span></text:p>
      <text:p text:style-name="P3"><text:span text:style-name="T6"/></text:p>
      <text:p text:style-name="P3"><text:span text:style-name="T6">[Page 2]</text:span></text:p>
      <text:p text:style-name="P3"><text:span text:style-name="T6">marriage of King Alfonso with the Arch-Duchess of Austria. <text:s/>The/ latter requested as a favor that the </text:span><text:soft-page-break/><text:span text:style-name="T6">festivities might be inexpen-/-sive, devoting the amount thus saved to the relief/ of people, who had shortly before had suffered by disastrous/ floods. <text:s/>But the humane queen designed principally </text:span><text:span text:style-name="T3">wished [?]</text:span><text:span text:style-name="T6">/ </text:span><text:span text:style-name="T3">that</text:span><text:span text:style-name="T6"> to prevent the </text:span><text:span text:style-name="T3">full</text:span><text:span text:style-name="T6"> bull-fights in which the gallant Span-/-niards take great delight on </text:span><text:span text:style-name="T3">holidays special</text:span><text:span text:style-name="T6"> festive occasions. <text:s/></text:span><text:span text:style-name="T3">We dispensed</text:span><text:span text:style-name="T6">/ </text:span><text:span text:style-name="T3">with</text:span><text:span text:style-name="T6"> Yet so deep-rooted is that barbarous custom,/ that the authorities at Madrid declared it impoli-/-tic to dispense with that national </text:span><text:span text:style-name="T3">pastime</text:span><text:span text:style-name="T6"> recreation./ <text:s/>So, she whose feelings revolted at a contest between/ infuriated beasts and human beings, may have found it/ necessary to witness </text:span><text:span text:style-name="T3">the</text:span><text:span text:style-name="T6"> an abhorrent strife </text:span><text:span text:style-name="T3">for</text:span><text:span text:style-name="T6"> to gain a brutal/ history. <text:s/>However, it is neither to Spain/ nor to Judea that my thoughts are just </text:span><text:span text:style-name="T3">now</text:span><text:span text:style-name="T6"> at this moment di-/-rected. <text:s/>The shocking spectacle present/ now in my mind took place in Egypt of the Ptolemies./ <text:s/>On the occasion which I am about to describe, intoxi-/-cated </text:span><text:span text:style-name="T3">ef</text:span><text:span text:style-name="T6"> elephants were exhibited at the hippodrome/ </text:span><text:span text:style-name="T3">at</text:span><text:span text:style-name="T6"> in Alexandria. <text:s/>They had been made drunk with/ wine and furious with mixed drugs, </text:span><text:span text:style-name="T3">for</text:span><text:span text:style-name="T6"> to accomplish a terrible/ purpose. <text:s/>In a large enclosure, men, women/</text:span></text:p>
      <text:p text:style-name="P3"><text:span text:style-name="T6"/></text:p>
      <text:p text:style-name="P3"><text:span text:style-name="T6">[Page 3]</text:span></text:p>
      <text:p text:style-name="P3"><text:span text:style-name="T6">and children might be seen </text:span><text:span text:style-name="T3">chained in irons</text:span><text:span text:style-name="T6"> bound in fetters. <text:s/>The/ unfortunate creatures had been doomed to gratify/ the spectators </text:span><text:span text:style-name="T3">by</text:span><text:span text:style-name="T6"> on being set upon and devoured by/ the elephants. <text:s/>Immense was the crowd and/ restless in its eagerness for the performance to come off./ <text:s/>But </text:span><text:span text:style-name="T3">this</text:span><text:span text:style-name="T6"> the amusement could not begin till the king arrived, and/ the king was long waited for in vain. <text:s/>A night/ spent in banquetting[sic!] and debauchery had so stupefied/ Ptolemy Philopater that he forgot the inhuman/ order given. <text:s/>For it was he, who, to take revenge/ o the Jews in whose Temple at Jerusalem he had/ felt humiliated, determined to make a horrible/ sport of his Hebrew subjects at home. <text:s/>The more/ was he urged to it, because our people not alone had refused/ to appease his anger by apostatising[sic!], </text:span><text:span text:style-name="T3">and</text:span><text:span text:style-name="T6"> but had treated with/ open contempt the few </text:span><text:span text:style-name="T3">who had</text:span><text:span text:style-name="T6"> among their coreligionists who purchased safety/ by selling their souls to idols. <text:s/>Accordingly, Phi-/-lopater had destined many of the recusants to be mangled and torn/ by elephants. <text:s/>The heathen populace at Alexandria,/ may have looked forward to that issue with pleasure. <text:s/></text:span><text:span text:style-name="T3">to that issue</text:span><text:span text:style-name="T6">/</text:span></text:p>
      <text:p text:style-name="P3"><text:span text:style-name="T6"/></text:p>
      <text:p text:style-name="P3"><text:span text:style-name="T6">[Page 4]</text:span></text:p>
      <text:p text:style-name="P3"><text:span text:style-name="T6">For then, like always, Jews </text:span><text:span text:style-name="T3">aroused</text:span><text:span text:style-name="T6"> excited jealousy through/ their success in industrial and intellectual pursuits,/ and history tells that our ancestors in Egypt of/ the Ptolemies had risen high. <text:s/>Disappointed at/ the absence of the King, the ill-natured assemblage dis-/-persed. <text:s/>The sight was postponed to the next/ day, but with the same results as on the preceding one./ <text:s/>Upon the third day, however, the herald announced the/ coming of their </text:span><text:span text:style-name="T3">King</text:span><text:span text:style-name="T6"> Sovereign, and the Israelites in </text:span><text:span text:style-name="T3">fetters</text:span><text:span text:style-name="T6"> chains were/ brought out to confront the infuriated elephants./ <text:s/>It has been asserted, </text:span><text:span text:style-name="T3">and</text:span><text:span text:style-name="T6"> but I am too ignorant of the/ subject to express an opinion--that the elephant is of/ a nature so sagacious that it can </text:span><text:span text:style-name="T3">distinguish</text:span><text:span text:style-name="T6"> discern on/ people's countenance the distress of their minds. <text:s/>Be it/ so or not, a tradition relates that those animals instead of attacking the wobe-/-gone Jews </text:span><text:span text:style-name="T3">bound in chains</text:span><text:span text:style-name="T6"> whose looks implored pity, exhausted their fury on the/ riotous spectators, killing a large number of them./ <text:s/>This unexpected occurrence, recalled the wicked ruler/ to his senses. <text:s/>He saw in it the interposition of Divine/ justice, and altered his conduct towards our people./ <text:s/>But the Israelites </text:span><text:span text:style-name="T3">could not</text:span><text:span text:style-name="T6"> wherever they dwelt </text:span><text:span text:style-name="T3">did</text:span><text:span text:style-name="T6"> could not easily forget the trials </text:span><text:span text:style-name="T3">they had</text:span><text:span text:style-name="T6">/ </text:span><text:span text:style-name="T3">experienced</text:span><text:span text:style-name="T6"> experienced because of a man, maddened by dissoluteness/</text:span></text:p>
      <text:p text:style-name="P3"><text:span text:style-name="T6"/></text:p>
      <text:p text:style-name="P3"><text:span text:style-name="T6">[Page 5]</text:span></text:p>
      <text:p text:style-name="P3"><text:span text:style-name="T6">and fanaticism. <text:s/>The loyalty which had/ distinguished their intercourse with the </text:span><text:span text:style-name="T3">dynasty</text:span><text:span text:style-name="T6"> house of the/ Ptolemies, was blotted out from their hearts. <text:s/>They must have longed for the moment in which they could safely swear fealty to another </text:span><text:span text:style-name="T3">potentate</text:span><text:span text:style-name="T6"> dynasty. <text:s/>It is not/ therefore surprising that when Philapater, brought on/ his death prematurely by dissipation, Palestine </text:span><text:span text:style-name="T3">wel-</text:span><text:span text:style-name="T6">/ </text:span><text:span text:style-name="T3">-comed</text:span><text:span text:style-name="T6"> hailed as a liberator Antiochus the great, who claimed/ possession of Syria. <text:s/>Our </text:span><text:span text:style-name="T3">ancestors</text:span><text:span text:style-name="T6"> forefathers did not scruple/ breaking off their connection with the young offspring of a/ </text:span><text:span text:style-name="T3">old</text:span><text:span text:style-name="T6"> former tyrant, and declaring </text:span><text:soft-page-break/><text:span text:style-name="T6">themselves </text:span><text:span text:style-name="T3">in favor of</text:span><text:span text:style-name="T6"> tributary to/ one who fought to conquer Western Asia./ <text:s/>There are records left of letters written by Antiochus III/ expressive of his appreciation of the friendship of the Jews,/ and offering important immunities, useful to our nation/ both socially and politically. <text:s/>Our progenitors had/ </text:span><text:span text:style-name="T3">a</text:span><text:span text:style-name="T6"> very good </text:span><text:span text:style-name="T3">motives</text:span><text:span text:style-name="T6"> reasons for </text:span><text:span text:style-name="T3">attaching themselves to</text:span><text:span text:style-name="T6"> preferring a ruler, who/ relinquished taxes, </text:span><text:span text:style-name="T3">and tribute,</text:span><text:span text:style-name="T6"> who encouraged immigra-/-tion and forbid heathens from offending Jewish laws;/ who </text:span><text:span text:style-name="T3">filled</text:span><text:span text:style-name="T6"> peopled his dominions with Hebrews, and supplied/ them with means to promote their material welfare./ <text:s/>Whatever we may think of </text:span><text:span text:style-name="T3">his</text:span><text:span text:style-name="T6"> the uncontrollable ambition/ which hastened </text:span><text:span text:style-name="T3">his</text:span><text:span text:style-name="T6"> the ruin of Antiochus III we must admit that while/ </text:span><text:span text:style-name="T3">Antiochus III</text:span><text:span text:style-name="T6"> he lived, Palestine enjoyed </text:span><text:span text:style-name="T3">a degree of</text:span><text:span text:style-name="T6"> internal/</text:span></text:p>
      <text:p text:style-name="P3"><text:span text:style-name="T6"/></text:p>
      <text:p text:style-name="P3"><text:span text:style-name="T6">[Page 6]</text:span></text:p>
      <text:p text:style-name="P3"><text:span text:style-name="T6">prosperity and independence </text:span><text:span text:style-name="T3">rather unusual</text:span><text:span text:style-name="T6"> to a degree almost exceptional during/ the second Temple. <text:s/>But truly changes/ do not always realize the anticipations which had led/ to their adoption. <text:s/></text:span><text:span text:style-name="T3">After all</text:span><text:span text:style-name="T6"> Not many years elapsed before our ancestors had/ cause to rue the </text:span><text:span text:style-name="T3">moment hour</text:span><text:span text:style-name="T6"> day that they transferred their/ allegiance from Egypt to Syria. <text:s/>On the death/ of Antiochus, </text:span><text:span text:style-name="T3">Seleucus</text:span><text:span text:style-name="T6"> his </text:span><text:span text:style-name="T3">oldest</text:span><text:span text:style-name="T6"> elder son Seleucus mounted the/ throne to find that the crown </text:span><text:span text:style-name="T3">rest</text:span><text:span text:style-name="T6"> set uneasily upon/ his head. <text:s/>His father had left him ample territories, but/ with them heavy obligations to inexorable exactors./ <text:s/>Rome once despised in Asia as an impotent upstart, had grown gigantic. <text:s/>She had humbled Carthage </text:span><text:span text:style-name="T3">and her</text:span><text:span text:style-name="T6"> notwithstanding the heroism of a Hannibal. <text:s/>Her eagle soaring/ high, spied from afar a rich prey. <text:s/>Soon would/ </text:span><text:span text:style-name="T3">all Asia</text:span><text:span text:style-name="T6"> the world send </text:span><text:span text:style-name="T3">her</text:span><text:span text:style-name="T6"> its treasuries to the seven-hilled city./ <text:s/>Antiochus having dared to measure arms with Roman/ legions was </text:span><text:span text:style-name="T3">crippled</text:span><text:span text:style-name="T6"> broken in his power and crippled in his means./ <text:s/>He pledged himself to pay an enormous tribute to/ the </text:span><text:span text:style-name="T3">Senate</text:span><text:span text:style-name="T6"> Commonwealth upon the Tiber, and in order to raise the amount, he/ began to plunder the temples of his own Grecian/ </text:span><text:span text:style-name="T3">idol</text:span><text:span text:style-name="T6"> gods. <text:s/>His son and successor, in the early part of/ his reign, </text:span><text:span text:style-name="T3">kept back</text:span><text:span text:style-name="T6"> refrained from indulging in that offensive/</text:span></text:p>
      <text:p text:style-name="P3"><text:span text:style-name="T6"/></text:p>
      <text:p text:style-name="P3"><text:span text:style-name="T6">[Page 7]</text:span></text:p>
      <text:p text:style-name="P3"><text:span text:style-name="T6">practice, </text:span><text:span text:style-name="T3">feeling</text:span><text:span text:style-name="T6"> knowing that </text:span><text:span text:style-name="T3">it was very</text:span><text:span text:style-name="T6"> it would make him exceedingly unpopular./ <text:s/>Still, Seleucus felt the pressure of the yearly payment/ due to Rome. <text:s/>He welcomed therefore an event,/ which he thought would put him in possession of vast/ sums. <text:s/></text:span><text:span text:style-name="T3">[?]</text:span><text:span text:style-name="T6"> Unfortunately, that event took place in/ Judea. <text:s/>Onias III was the high priest. <text:s/>He/ is represented as a God-fearing man, studying the interest/ and honor of his people, and guarding against whatever/ might be detrimental to his religion. <text:s/>History/ does not relate the origin of a quarrel between Onias and/ a certain Simon a Benjamite. <text:s/>The latter occupied a public posi-/-tion connected with the Temple. <text:s/>Having failed to bring/ </text:span><text:span text:style-name="T3">over to its views</text:span><text:span text:style-name="T6"> the righteous priest over to the views he entertained (whatever these may have been), he turned traitor/ to his country. <text:s/>He informed Seleucus that in/ the Temple </text:span><text:span text:style-name="T3">there were</text:span><text:span text:style-name="T6"> lay large deposits of money, which/ could be seized </text:span><text:span text:style-name="T3">and laid into</text:span><text:span text:style-name="T6"> on behalf of the royal treasury. <text:s/>The/ King was not long in despatching[sic!] Heliodorus, an officer/ at his court, to fetch the </text:span><text:span text:style-name="T3">treasures</text:span><text:span text:style-name="T6"> gold he greatly needed./ <text:s/>Onias </text:span><text:span text:style-name="T3">did</text:span><text:span text:style-name="T6"> not suspecting any foul play, </text:span><text:span text:style-name="T3">and</text:span><text:span text:style-name="T6"> received Helio-/-dorus with marked respect. <text:s/>But when asked to sur-/-render what had been entrusted to his honor, he protested/ and urged the official not to attempt to forcibly take/</text:span></text:p>
      <text:p text:style-name="P3"><text:span text:style-name="T6"/></text:p>
      <text:p text:style-name="P3"><text:span text:style-name="T6">[Page 8]</text:span></text:p>
      <text:p text:style-name="P3"><text:span text:style-name="T6">what belonged to the worship of the sanctuary, and what/ had been placed into his safe-keeping for orphans and wi-/-dows. <text:s/>Heliodorus insisted, but his rashness was punished/ like that of Ptolemy Philopater. <text:s/>Terror-struck, he fell/ insensible and was carried away from the sacred courts./ <text:s/>A legend, preserved in the second book of the Maccabees, adds/ that a vision appeared a warrior on horse back magnifi-/-cently armed and accompanied by two splendid looking youths;/ that while the horse trod upon Eliodorus, the youths scourged/ him severely, </text:span><text:span text:style-name="T3">and</text:span><text:span text:style-name="T6"> that only through the prayers of Onias the/ King's officer was brought to, and that </text:span><text:span text:style-name="T3">when</text:span><text:span text:style-name="T6"> he acknowledged his/ fault and counselled[sic!] Seleucus never to attempt again so heinous an offense. </text:span><text:span text:style-name="T3">again.</text:span><text:span text:style-name="T6"> <text:s/>Whether we accept or reject the story, it is </text:span><text:span text:style-name="T3">at</text:span><text:span text:style-name="T6">/ </text:span><text:span text:style-name="T3">all </text:span><text:soft-page-break/><text:span text:style-name="T3">events</text:span><text:span text:style-name="T6"> generally agreed that Heliodorus did not touch the gold which his/ master covetted[sic!] </text:span><text:span text:style-name="T3">for</text:span><text:span text:style-name="T6">, and hence the sacrilege was not committed./ <text:s/>But treachery </text:span><text:span text:style-name="T3">had not</text:span><text:span text:style-name="T6"> was still plotting shame and ruin./ <text:s/>Senior, the </text:span><text:span text:style-name="T3">recreant</text:span><text:span text:style-name="T6"> faithless Jew, to screen himself from the hatred/ which he richly deserved, charged the high priest with/ having </text:span><text:span text:style-name="T3">himself</text:span><text:span text:style-name="T6"> occasioned the event which had so outraged/ the nation; that he had craftily acted in a manner which/ might increase his influence, and further his selfish ends./</text:span></text:p>
      <text:p text:style-name="P3"><text:span text:style-name="T6"/></text:p>
      <text:p text:style-name="P3"><text:span text:style-name="T6">[Page 9]</text:span></text:p>
      <text:p text:style-name="P3"><text:span text:style-name="T6"><text:tab/>Unhappily, men are very apt to listen to/ slander and believe it when directed against </text:span><text:span text:style-name="T3">one</text:span><text:span text:style-name="T6"> individuals in/ </text:span><text:span text:style-name="T3">a</text:span><text:span text:style-name="T6"> high positions. <text:s/>Two factions were the consequence/ of the accusation. <text:s/>Onias anxious to avoid a conflict/ attended already with blood-shed, went personally to/ Seleucus, convinced the King of the infamy of Simon, </text:span><text:span text:style-name="T3">the</text:span><text:span text:style-name="T6">/ </text:span><text:span text:style-name="T3">informer,</text:span><text:span text:style-name="T6"> and succeeded in having the wicked informer banished/ from </text:span><text:span text:style-name="T3">Judea</text:span><text:span text:style-name="T6"> the land of Israel. <text:s/>But it is easier to pour into human/ ears the poison of calumny than to drive it from the mind./ <text:s/></text:span><text:span text:style-name="T3">Onias</text:span><text:span text:style-name="T6"> The worthy high priest could never regain the universal confidence of/ his countrymen, and of this circumstance men, still more </text:span><text:span text:style-name="T3">inequitous</text:span><text:span text:style-name="T6"> perfidious/ than Simon, availed themselves to throw Judea into a/ state of anarchy. <text:s/>But I must put off/ to another lecture the narrative of an episode in our/ history, which, if it brought to light atrocious crimes, it/ unfolded also the goodness self-denial and heroism of the children of/ our rac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4:29:16.24</meta:creation-date>
    <meta:document-statistic meta:table-count="0" meta:image-count="0" meta:object-count="0" meta:page-count="5" meta:paragraph-count="82" meta:word-count="2001" meta:character-count="12616"/>
    <dc:date>2012-12-05T15:41:48.14</dc:date>
    <meta:editing-duration>PT8M30S</meta:editing-duration>
    <meta:editing-cycles>1</meta:editing-cycles>
    <meta:generator>OpenOffice.org/3.4.1$Win32 OpenOffice.org_project/341m1$Build-9593</meta:generator>
  </office:meta>
</office:document-meta>
</file>